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QL Queries</text:p>
      <text:p text:style-name="Standard">1) DDL - Data Definition language - Create, Alter, Truncate, Drop</text:p>
      <text:p text:style-name="Standard">2) DML - Data Manipulation Language - Insert, Update, Delete</text:p>
      <text:p text:style-name="Standard">3) DQL - Data Query Language - Select</text:p>
      <text:p text:style-name="Standard">3) DCL - Data Control Language - Grant, Revoke</text:p>
      <text:p text:style-name="Standard">5) TCL - Transaction Control Language - Commit, Rollback</text:p>
      <text:p text:style-name="Standard"/>
      <text:p text:style-name="Standard">sudo /opt/lampp/bin/mysql -u root -p</text:p>
      <text:p text:style-name="Standard"/>
      <text:p text:style-name="Standard">show databases</text:p>
      <text:p text:style-name="Standard"/>
      <text:p text:style-name="Standard">create database batch6;</text:p>
      <text:p text:style-name="Standard"/>
      <text:p text:style-name="Standard">use batch6;</text:p>
      <text:p text:style-name="Standard"/>
      <text:p text:style-name="Standard">DDL</text:p>
      <text:p text:style-name="Standard"/>
      <text:p text:style-name="Standard">create table student(id bigint(10), name varchar(50), address varchar(50), mobile bigint(10));</text:p>
      <text:p text:style-name="Standard"/>
      <text:p text:style-name="Standard">Alter table Student add email varchar(50);</text:p>
      <text:p text:style-name="Standard"/>
      <text:p text:style-name="Standard">show tables;</text:p>
      <text:p text:style-name="Standard"/>
      <text:p text:style-name="Standard">desc student;</text:p>
      <text:p text:style-name="Standard"/>
      <text:p text:style-name="Standard">alter table student modify email varchar(60);</text:p>
      <text:p text:style-name="Standard"/>
      <text:p text:style-name="Standard">alter table student drop email;</text:p>
      <text:p text:style-name="Standard"/>
      <text:p text:style-name="Standard">truncate table student;</text:p>
      <text:p text:style-name="Standard"/>
      <text:p text:style-name="Standard">Drop table student;</text:p>
      <text:p text:style-name="Standard"/>
      <text:p text:style-name="Standard">DML</text:p>
      <text:p text:style-name="Standard"/>
      <text:p text:style-name="Standard">Insert into student(id,name,address, mobile,email) values(1,'Aaqib','Ahmedabad',9876543210,'aaqib@gmail.com');</text:p>
      <text:p text:style-name="Standard"/>
      <text:p text:style-name="Standard">Insert into student(id,name,address, mobile) values(2,'Aakash','Jaipur',7410852963);</text:p>
      <text:p text:style-name="Standard"/>
      <text:p text:style-name="Standard">Insert into student values(3, 'Ronak', 'jaipur', 9638527410,'ronak@gmail.com'),(4, 'Jinal', 'Ahmedabad', 8529637410,'jinal@gmail.com');</text:p>
      <text:p text:style-name="Standard"/>
      <text:p text:style-name="Standard">Update student set email='' where id=3;</text:p>
      <text:p text:style-name="Standard"/>
      <text:p text:style-name="Standard">Update student set name='Ronak Jain',address='Station Road, Jaipur', mobile=9638527410, email='' where id=3;</text:p>
      <text:p text:style-name="Standard"/>
      <text:p text:style-name="Standard">Delete from student where id=2;</text:p>
      <text:p text:style-name="Standard"/>
      <text:p text:style-name="Standard">DQL</text:p>
      <text:p text:style-name="Standard"/>
      <text:p text:style-name="Standard"><text:soft-page-break/>Select * from student;</text:p>
      <text:p text:style-name="Standard">select id,name from student;</text:p>
      <text:p text:style-name="Standard"/>
      <text:p text:style-name="Standard"/>
      <text:p text:style-name="Standard">Employee -id, name, address, mobile</text:p>
      <text:p text:style-name="Standard">official - id, desg, dept, email</text:p>
      <text:p text:style-name="Standard"/>
      <text:p text:style-name="Standard"/>
      <text:p text:style-name="Standard">Order_details - id, name. price, quantity</text:p>
      <text:p text:style-name="Standard"/>
      <text:p text:style-name="Standard"/>
      <text:p text:style-name="Standard"/>
      <text:p text:style-name="Standard">Check -- Not supported</text:p>
      <text:p text:style-name="Standard">Default</text:p>
      <text:p text:style-name="Standard">create table student(id bigint(10) primary key, name varchar(50) not null, address varchar(50) default 'India', mobile bigint(10) unique);</text:p>
      <text:p text:style-name="Standard"/>
      <text:p text:style-name="Standard">create table student1(id bigint(10) auto_increment primary key, name varchar(50) not null, address varchar(50) default 'India', mobile bigint(10) unique);</text:p>
      <text:p text:style-name="Standard"/>
      <text:p text:style-name="Standard">Insert into student1(name,address, mobile,email) values('Nidhi',7410852963,'nidhi@gmail.com');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13:29:37.805763768</meta:creation-date>
    <dc:date>2022-03-23T13:30:00.380342559</dc:date>
    <meta:editing-duration>PT23S</meta:editing-duration>
    <meta:editing-cycles>1</meta:editing-cycles>
    <meta:document-statistic meta:table-count="0" meta:image-count="0" meta:object-count="0" meta:page-count="2" meta:paragraph-count="37" meta:word-count="213" meta:character-count="1727" meta:non-whitespace-character-count="1551"/>
    <meta:generator>LibreOffice/6.4.7.2$Linux_X86_64 LibreOffice_project/40$Build-2</meta:generator>
  </office:meta>
</office:document-meta>
</file>